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3af02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d00e6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798de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28f5b5" officeooo:paragraph-rsid="0028f5b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4925in" fo:margin-right="0in" fo:orphans="2" fo:widows="2" fo:hyphenation-ladder-count="no-limit" fo:text-indent="0in" style:auto-text-indent="false"/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officeooo:paragraph-rsid="000aff2c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83e56" officeooo:paragraph-rsid="00058f2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23af02" officeooo:paragraph-rsid="0023af0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af02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solid" style:text-underline-width="auto" style:text-underline-color="font-color" fo:font-weight="normal" officeooo:rsid="001b99b7" officeooo:paragraph-rsid="00058f2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1b99b7" officeooo:paragraph-rsid="00058f2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232243" officeooo:paragraph-rsid="00058f2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6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72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798de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1pt" officeooo:paragraph-rsid="0028f5b5" style:font-size-asian="11pt" style:font-size-complex="11pt"/>
    </style:style>
    <style:style style:name="P77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/>
      <style:text-properties style:text-line-through-style="solid" style:text-line-through-type="single"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none" style:text-line-through-type="none"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80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81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82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83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84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style:font-name="Liberation Sans" fo:font-size="12pt" fo:language="en" fo:country="US" fo:font-weight="normal" officeooo:rsid="00133eb0" officeooo:paragraph-rsid="00133eb0" style:font-size-asian="12pt" style:font-weight-asian="normal" style:font-size-complex="12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color="#cccccc" loext:opacity="100%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96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23af0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2bc6cc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1d00e6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1dfe62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weight="normal" officeooo:rsid="002ca466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weight="normal" officeooo:rsid="002eaf35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weight="normal" officeooo:rsid="00314bea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officeooo:rsid="003226f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weight="normal" officeooo:rsid="0035a45a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style:font-size-asian="12pt" style:font-size-complex="12pt"/>
    </style:style>
    <style:style style:name="T36" style:family="text">
      <style:text-properties style:font-name="Liberation Sans" fo:font-size="12pt" officeooo:rsid="0000c73d" style:font-size-asian="12pt" style:font-size-complex="12pt"/>
    </style:style>
    <style:style style:name="T37" style:family="text">
      <style:text-properties style:font-name="Liberation Sans" fo:font-size="12pt" officeooo:rsid="0004c472" style:font-size-asian="12pt" style:font-size-complex="12pt"/>
    </style:style>
    <style:style style:name="T38" style:family="text">
      <style:text-properties style:font-name="Liberation Sans" fo:font-size="12pt" officeooo:rsid="000979af" style:font-size-asian="12pt" style:font-size-complex="12pt"/>
    </style:style>
    <style:style style:name="T39" style:family="text">
      <style:text-properties style:font-name="Liberation Sans" fo:font-size="12pt" officeooo:rsid="000aff2c" style:font-size-asian="12pt" style:font-size-complex="12pt"/>
    </style:style>
    <style:style style:name="T40" style:family="text">
      <style:text-properties style:font-name="Liberation Sans" fo:font-size="12pt" officeooo:rsid="000c4d8b" style:font-size-asian="12pt" style:font-size-complex="12pt"/>
    </style:style>
    <style:style style:name="T41" style:family="text">
      <style:text-properties style:font-name="Liberation Sans" fo:font-size="12pt" officeooo:rsid="001094c1" style:font-size-asian="12pt" style:font-size-complex="12pt"/>
    </style:style>
    <style:style style:name="T42" style:family="text">
      <style:text-properties style:font-name="Liberation Sans" fo:font-size="12pt" officeooo:rsid="001982d8" style:font-size-asian="12pt" style:font-size-complex="12pt"/>
    </style:style>
    <style:style style:name="T43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50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51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52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53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54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55" style:family="text">
      <style:text-properties style:font-name="Liberation Sans" fo:font-size="12pt" fo:font-weight="bold" officeooo:rsid="0023af02" style:font-size-asian="12pt" style:font-weight-asian="bold" style:font-size-complex="12pt" style:font-weight-complex="bold"/>
    </style:style>
    <style:style style:name="T56" style:family="text">
      <style:text-properties style:font-name="Liberation Sans" fo:font-size="12pt" fo:font-weight="bold" officeooo:rsid="0026eb04" style:font-size-asian="12pt" style:font-weight-asian="bold" style:font-size-complex="12pt" style:font-weight-complex="bold"/>
    </style:style>
    <style:style style:name="T57" style:family="text">
      <style:text-properties style:font-name="Liberation Sans" fo:font-size="12pt" fo:font-weight="bold" officeooo:rsid="002ca466" style:font-size-asian="12pt" style:font-weight-asian="bold" style:font-size-complex="12pt" style:font-weight-complex="bold"/>
    </style:style>
    <style:style style:name="T58" style:family="text">
      <style:text-properties style:font-name="Liberation Sans" fo:font-size="12pt" fo:font-weight="bold" officeooo:rsid="001d00e6" style:font-size-asian="12pt" style:font-weight-asian="bold" style:font-size-complex="12pt" style:font-weight-complex="bold"/>
    </style:style>
    <style:style style:name="T59" style:family="text">
      <style:text-properties style:font-name="Liberation Sans" fo:font-size="12pt" fo:font-weight="bold" officeooo:rsid="002eaf35" style:font-size-asian="12pt" style:font-weight-asian="bold" style:font-size-complex="12pt" style:font-weight-complex="bold"/>
    </style:style>
    <style:style style:name="T60" style:family="text">
      <style:text-properties style:font-name="Liberation Sans" fo:font-size="12pt" fo:font-weight="bold" officeooo:rsid="00314bea" style:font-size-asian="12pt" style:font-weight-asian="bold" style:font-size-complex="12pt" style:font-weight-complex="bold"/>
    </style:style>
    <style:style style:name="T61" style:family="text">
      <style:text-properties style:font-name="Liberation Sans" fo:font-size="12pt" style:text-underline-style="none" fo:font-weight="normal" officeooo:rsid="001b99b7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63" style:family="text">
      <style:text-properties style:font-name="Liberation Sans" fo:font-size="14pt" fo:font-weight="bold" officeooo:rsid="0026f57f" style:font-size-asian="14pt" style:font-weight-asian="bold" style:font-size-complex="14pt" style:font-weight-complex="bold"/>
    </style:style>
    <style:style style:name="T64" style:family="text">
      <style:text-properties style:font-name="Liberation Sans" fo:font-size="11pt" fo:language="en" fo:country="US" fo:font-weight="normal" officeooo:rsid="001d00e6" style:letter-kerning="true" style:font-size-asian="11pt" style:font-weight-asian="normal" style:font-size-complex="11pt" style:font-weight-complex="normal"/>
    </style:style>
    <style:style style:name="T65" style:family="text">
      <style:text-properties style:font-name="Liberation Sans" fo:font-size="11pt" fo:language="en" fo:country="US" fo:font-weight="normal" officeooo:rsid="00314bea" style:letter-kerning="true" style:font-size-asian="11pt" style:font-weight-asian="normal" style:font-size-complex="11pt" style:font-weight-complex="normal"/>
    </style:style>
    <style:style style:name="T66" style:family="text">
      <style:text-properties officeooo:rsid="00130c7e"/>
    </style:style>
    <style:style style:name="T67" style:family="text">
      <style:text-properties officeooo:rsid="00177be2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183e56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b99b7" style:font-weight-asian="bold" style:font-weight-complex="bold"/>
    </style:style>
    <style:style style:name="T72" style:family="text">
      <style:text-properties fo:font-weight="bold" officeooo:rsid="0023af02" style:font-weight-asian="bold" style:font-weight-complex="bold"/>
    </style:style>
    <style:style style:name="T73" style:family="text">
      <style:text-properties fo:font-weight="bold" officeooo:rsid="00351891" style:font-weight-asian="bold" style:font-weight-complex="bold"/>
    </style:style>
    <style:style style:name="T74" style:family="text">
      <style:text-properties fo:color="#cccccc" loext:opacity="100%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75" style:family="text">
      <style:text-properties fo:color="#cccccc" loext:opacity="100%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76" style:family="text">
      <style:text-properties officeooo:rsid="00211e1d"/>
    </style:style>
    <style:style style:name="T77" style:family="text">
      <style:text-properties officeooo:rsid="00232243"/>
    </style:style>
    <style:style style:name="T78" style:family="text">
      <style:text-properties officeooo:rsid="0023af02"/>
    </style:style>
    <style:style style:name="T79" style:family="text">
      <style:text-properties fo:language="en" fo:country="US" style:letter-kerning="true"/>
    </style:style>
    <style:style style:name="T80" style:family="text">
      <style:text-properties fo:language="en" fo:country="US" fo:font-weight="bold" style:letter-kerning="true" style:font-weight-asian="bold" style:font-weight-complex="bold"/>
    </style:style>
    <style:style style:name="T81" style:family="text">
      <style:text-properties fo:language="en" fo:country="US" fo:font-weight="normal" officeooo:rsid="0028f5b5" style:letter-kerning="true" style:font-weight-asian="normal" style:font-weight-complex="normal"/>
    </style:style>
    <style:style style:name="T82" style:family="text">
      <style:text-properties officeooo:rsid="002eaf35"/>
    </style:style>
    <style:style style:name="T83" style:family="text">
      <style:text-properties officeooo:rsid="003518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2">Instructions for FontForge scripts as of SUN version </text:span><text:span text:style-name="T63">921_722</text:span></text:p>
      <text:p text:style-name="P7"><text:span text:style-name="T67">2</text:span>2 July 2021</text:p>
      <text:p text:style-name="P6"/>
      <text:p text:style-name="P1">These scripts are written in python using the python <text:span text:style-name="T67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933965790" text:style-name="L1">
        <text:list-item>
          <text:p text:style-name="P80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6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4138392729" text:style-name="L2">
        <text:list-item>
          <text:p text:style-name="P85">potrace: <text:s/>potrace is part of fontforge.</text:p>
        </text:list-item>
        <text:list-item>
          <text:p text:style-name="P81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88">For creating spreadsheets in ods format install xlswriter:</text:p>
        </text:list-item>
      </text:list>
      <text:p text:style-name="P5"><text:tab/>Instructions for installing xlswriter:</text:p>
      <text:list xml:id="list855583455" text:style-name="L3">
        <text:list-item>
          <text:list>
            <text:list-item>
              <text:p text:style-name="P89">open command prompt as admin</text:p>
            </text:list-item>
            <text:list-item>
              <text:p text:style-name="P89">cd to fontforgebuilds dir</text:p>
            </text:list-item>
            <text:list-item>
              <text:p text:style-name="P89">execute fontforge-console</text:p>
            </text:list-item>
            <text:list-item>
              <text:p text:style-name="P89">execute ffpython -m pip install --upgrade pip --force-reinstall</text:p>
            </text:list-item>
            <text:list-item>
              <text:p text:style-name="P96">execute pip install xlsxwriter</text:p>
            </text:list-item>
            <text:list-item>
              <text:p text:style-name="P92">execute ffpython -m pip install xlsxwriter</text:p>
              <text:p text:style-name="P93"/>
            </text:list-item>
          </text:list>
        </text:list-item>
        <text:list-item>
          <text:p text:style-name="P82"><text:span text:style-name="T74">(not implemented yet) </text:span><text:span text:style-name="T75">For creating pdf files with the fonts created by Fontforge, then the font needs to be loaded into </text:span><text:span text:style-name="T74">the workdirectory</text:span><text:span text:style-name="T75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75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75">.</text:span></text:p>
          <text:list>
            <text:list-header>
              <text:p text:style-name="P94"><text:tab/></text:p>
            </text:list-header>
          </text:list>
        </text:list-item>
        <text:list-item>
          <text:p text:style-name="P90">Change terminal codepage to UTF-8</text:p>
          <text:p text:style-name="P83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90">from Windows 10 run → intl.cpl</text:p>
            </text:list-item>
            <text:list-item>
              <text:p text:style-name="P90">Adminstrative Tab</text:p>
            </text:list-item>
            <text:list-item>
              <text:p text:style-name="P90">Change system locale</text:p>
            </text:list-item>
            <text:list-item>
              <text:p text:style-name="P90">Check Beta: Use Unicode UTF-8 for world wide language support</text:p>
            </text:list-item>
            <text:list-item>
              <text:p text:style-name="P90">Select OK</text:p>
            </text:list-item>
            <text:list-item>
              <text:p text:style-name="P90">Restart </text:p>
            </text:list-item>
            <text:list-item>
              <text:p text:style-name="P90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2488516950" text:style-name="L4">
        <text:list-item>
          <text:p text:style-name="P86"><text:span text:style-name="T66">E</text:span>nglish primary <text:span text:style-name="T66">dictionary </text:span>from sfd <text:s/>– <text:span text:style-name="T66">pw(Ver)_EN.ods</text:span></text:p>
        </text:list-item>
        <text:list-item>
          <text:p text:style-name="P86"><text:span text:style-name="T66">B</text:span>ackfont from primary <text:span text:style-name="T66">dictionary<text:tab/><text:tab/></text:span></text:p>
        </text:list-item>
        <text:list-item>
          <text:p text:style-name="P87"><text:span text:style-name="T66">E</text:span>nglish dictionary from kmn <text:span text:style-name="T66">file </text:span></text:p>
        </text:list-item>
        <text:list-item>
          <text:p text:style-name="P87"><text:span text:style-name="T66">L</text:span>anguage backfont and dictionary from primary words</text:p>
        </text:list-item>
        <text:list-item>
          <text:p text:style-name="P86">kmn from dictionary</text:p>
        </text:list-item>
        <text:list-item>
          <text:p text:style-name="P86"><text:span text:style-name="T66">A</text:span>ll language primary merged from Language dictionary and <text:span text:style-name="T66">English</text:span> primary</text:p>
        </text:list-item>
        <text:list-item>
          <text:p text:style-name="P86"><text:soft-page-break/><text:span text:style-name="T66">L</text:span>anguage dictionaries sorted by name or language name.</text:p>
          <text:p text:style-name="P86"/>
        </text:list-item>
      </text:list>
      <text:p text:style-name="P1"><text:span text:style-name="T66">P</text:span>roblems found <text:span text:style-name="T69">with Language dictionaries</text:span>:</text:p>
      <text:list xml:id="list3611700779" text:style-name="L5">
        <text:list-item>
          <text:p text:style-name="P91">Missing words: <text:s/>The language dictionary may not be up to date with the current English dictionary. <text:s/>The language field will be left blank</text:p>
        </text:list-item>
        <text:list-item>
          <text:p text:style-name="P84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84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84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95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36">S</text:span><text:span text:style-name="T35">etup: <text:s/></text:span></text:p>
      <text:p text:style-name="P22">Install Fontforge and Imagemagick per default.</text:p>
      <text:p text:style-name="P29">Create a work directory containing all the python scripts and config files.</text:p>
      <text:p text:style-name="P29">From the work directory create Log, Dist, <text:span text:style-name="T77">Input</text:span> and Svg directories</text:p>
      <text:p text:style-name="P29"><text:tab/>The Log directory keeps all the log files of the code run</text:p>
      <text:p text:style-name="P29"><text:tab/>The Dist directory keeps the files for distribution. <text:s/>A complete run will create a zip <text:s/><text:tab/>file containing the files to be distributed.</text:p>
      <text:p text:style-name="P29"><text:tab/><text:span text:style-name="T77">Place all files used for input in the Input directory. <text:s/>i.e. <text:s/>sfd, kmn, dictionary, <text:tab/><text:tab/><text:tab/>times.ttf.</text:span></text:p>
      <text:p text:style-name="P29"><text:tab/>The Svg directory contains the svg images for the backfont file.</text:p>
      <text:p text:style-name="P22"/>
      <text:p text:style-name="P8">Running Scripts:</text:p>
      <text:p text:style-name="P22">Open a Command Prompt window and change to the directory where your code is.</text:p>
      <text:p text:style-name="P22">A basic FontForge command is.</text:p>
      <text:p text:style-name="P13"><text:span text:style-name="T3"><text:tab/>fontforge <text:s/>-script p</text:span><text:span text:style-name="T4">ythonscript.py ...params….</text:span></text:p>
      <text:p text:style-name="P38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30"/>
      <text:p text:style-name="P39"><text:span text:style-name="T8">T</text:span><text:span text:style-name="T1">he order of running the scripts is important. <text:s/>They should be executed in the </text:span></text:p>
      <text:p text:style-name="P34">following order:</text:p>
      <text:p text:style-name="P34"><text:tab/>kmn2csv, sfd2csv, csv2svg – other files in any order.. bfZip last</text:p>
      <text:p text:style-name="P55"><text:tab/>For language files: <text:s/>kmn2csv and sfd2csv must have been run in English first</text:p>
      <text:p text:style-name="P55"><text:tab/><text:tab/>langpri, csv2kmn csv2svg – other files in any order… bfZip last</text:p>
      <text:p text:style-name="P55"/>
      <text:p text:style-name="P21"><text:span text:style-name="T8">Y</text:span><text:span text:style-name="T1">ou can always contact me for an explanation of the code.</text:span></text:p>
      <text:p text:style-name="P23"/>
      <text:p text:style-name="P42"><text:span text:style-name="T37">B</text:span><text:span text:style-name="T35">ackFont Procedures:</text:span></text:p>
      <text:p text:style-name="P45"><text:tab/>The requirements to generate scripts</text:p>
      <text:p text:style-name="P45"><text:tab/><text:tab/>The FontForge – xxxx.sfd file provided by Ernie.</text:p>
      <text:p text:style-name="P45"><text:tab/><text:tab/>The Keyman – xxx.kmn file provided by Ernie.</text:p>
      <text:p text:style-name="P42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56"/>
      <text:p text:style-name="P42"><text:span text:style-name="T18"><text:tab/></text:span><text:span text:style-name="T61">If another language is to be created:</text:span></text:p>
      <text:p text:style-name="P66">A dictionary containing the English and language equivalent columns along with </text:p>
      <text:p text:style-name="P66"><text:soft-page-break/>the uni-codes and symbols columns <text:span text:style-name="T77">needs to be copied to the Input directory</text:span></text:p>
      <text:p text:style-name="P67">along with the English Primary dictionary. <text:s/></text:p>
      <text:p text:style-name="P67">The version should be set to the same version as the English primary dictionary</text:p>
      <text:p text:style-name="P67">to get file naming convention right.</text:p>
      <text:p text:style-name="P65"/>
      <text:p text:style-name="P51"><text:tab/><text:span text:style-name="T76">The order of the columns of the dictionary is important. <text:s/>I no longer try to figure out the</text:span></text:p>
      <text:p text:style-name="P51"><text:tab/><text:tab/><text:span text:style-name="T76">the order. <text:s/>The order for english <text:s/>is: <text:s/>symbol, name, unicode, reference.</text:span></text:p>
      <text:p text:style-name="P51"><text:tab/></text:p>
      <text:p text:style-name="P51"><text:tab/><text:tab/><text:span text:style-name="T76">If it is another language the order is: symbol, englishname, languagename, <text:tab/><text:tab/><text:tab/>unicode, reference</text:span></text:p>
      <text:p text:style-name="P45"/>
      <text:p text:style-name="P45"><text:tab/>The sfd file contains the symbols and unicodes for the primary words and is used to <text:tab/><text:tab/>generate the list of primary words</text:p>
      <text:p text:style-name="P45"><text:tab/></text:p>
      <text:p text:style-name="P45"><text:tab/>The kmn file contains the primary words and the synonyms of primary words along with <text:s/><text:tab/>their unicodes.</text:p>
      <text:p text:style-name="P45"><text:tab/></text:p>
      <text:p text:style-name="P43"><text:span text:style-name="T37">S</text:span><text:span text:style-name="T35">cripts:</text:span></text:p>
      <text:p text:style-name="P62"><text:span text:style-name="T55"><text:tab/></text:span><text:span text:style-name="T56">bf</text:span><text:span text:style-name="T55">setup.bat </text:span><text:span text:style-name="T21">– This is a batch file </text:span><text:span text:style-name="T26">sets up the environment for running the </text:span><text:span text:style-name="T59">doeng.ba</text:span><text:span text:style-name="T31">t <text:tab/>and </text:span><text:span text:style-name="T59">dolang.bat</text:span><text:span text:style-name="T26">.</text:span></text:p>
      <text:p text:style-name="P62"><text:span text:style-name="T26"><text:tab/>T</text:span><text:span text:style-name="T24">his is a GUI program for setting up the variables in </text:span><text:span text:style-name="T54">doEnv.bat</text:span><text:span text:style-name="T24">. <text:s/>Easier than typing in <text:tab/><text:tab/>an editor.</text:span></text:p>
      <text:p text:style-name="P62"><text:span text:style-name="T24"><text:tab/></text:span><text:span text:style-name="T31">The bfsetup file will enable or disable fields depending on if it is English or another <text:tab/>language.</text:span></text:p>
      <text:p text:style-name="P62"><text:span text:style-name="T31"><text:tab/></text:span><text:span text:style-name="T33">The input field above the language list allows typing and searching for language. i.e. <text:tab/></text:span><text:span text:style-name="T34">ENG</text:span><text:span text:style-name="T33">. <text:s/></text:span></text:p>
      <text:p text:style-name="P58"/>
      <text:p text:style-name="P60"><text:span text:style-name="T5"><text:tab/></text:span><text:span text:style-name="T50">do</text:span><text:span text:style-name="T59">eng</text:span><text:span text:style-name="T50">.bat, </text:span><text:span text:style-name="T59">dolang.bat</text:span><text:span text:style-name="T21"> – This is a batch file executing all the scripts. </text:span></text:p>
      <text:p text:style-name="P60"><text:span text:style-name="T21"><text:tab/><text:tab/></text:span><text:span text:style-name="T59">Doeng.bat</text:span><text:span text:style-name="T31"> for the english translation, </text:span><text:span text:style-name="T59">dolang.bat</text:span><text:span text:style-name="T31"> for other languages.</text:span></text:p>
      <text:p text:style-name="P60"><text:span text:style-name="T31"><text:tab/><text:tab/>Herein refered as </text:span><text:span text:style-name="T59">doxxx</text:span></text:p>
      <text:p text:style-name="P44"><text:span text:style-name="T38"><text:tab/><text:tab/></text:span><text:span text:style-name="T42">Execution parms</text:span></text:p>
      <text:p text:style-name="P52"><text:tab/><text:tab/><text:tab/>parms is either “doall” or the name of the python script without the <text:tab/><text:tab/><text:tab/><text:tab/><text:tab/>extention.</text:p>
      <text:p text:style-name="P60"><text:span text:style-name="T19"><text:tab/><text:tab/>i.e. </text:span><text:span text:style-name="T31">doxx</text:span><text:span text:style-name="T19"> all</text:span></text:p>
      <text:p text:style-name="P53"><text:tab/><text:tab/>i.e. <text:span text:style-name="T82">doxx</text:span>l sfd2csv</text:p>
      <text:p text:style-name="P53"><text:tab/></text:p>
      <text:p text:style-name="P60"><text:span text:style-name="T21"><text:tab/><text:tab/></text:span><text:span text:style-name="T8">Look at </text:span><text:span text:style-name="T31">the doxxx </text:span><text:span text:style-name="T8"><text:s/>file to see how commands are executed.</text:span></text:p>
      <text:p text:style-name="P46"/>
      <text:p text:style-name="P44"><text:span text:style-name="T40"><text:tab/><text:tab/></text:span><text:span text:style-name="T42">The doall.bat file uses the environment variables from </text:span><text:span text:style-name="T49">doEnv.bat</text:span></text:p>
      <text:p text:style-name="P70">set sfd=Input/Sun22_02_25.sfd</text:p>
      <text:p text:style-name="P70">set kmn=Input/sun22_02_25.kmn</text:p>
      <text:p text:style-name="P70">set ver=220225</text:p>
      <text:p text:style-name="P70">set ttffont=/Input/times.ttf</text:p>
      <text:p text:style-name="P70">set alias=FRA</text:p>
      <text:p text:style-name="P70">set langaltin=Input/dict_list_alt1_POR.csv</text:p>
      <text:p text:style-name="P70">set langin=/Input/dict_list_POR.xlsx</text:p>
      <text:p text:style-name="P71"><text:span text:style-name="T12">set langout=SUNBF220225_</text:span><text:span text:style-name="T27">POR</text:span><text:span text:style-name="T12">.sfd</text:span></text:p>
      <text:p text:style-name="P47"><text:tab/><text:tab/></text:p>
      <text:p text:style-name="P64">This batch file will generate all files and documents into a complete package.</text:p>
      <text:p text:style-name="P50"><text:soft-page-break/><text:tab/><text:tab/><text:span text:style-name="T83">Individual files</text:span> can also <text:span text:style-name="T83">be run </text:span>by passing the python file name <text:span text:style-name="T83">to </text:span>execute only <text:tab/><text:tab/>that one file.</text:p>
      <text:p text:style-name="P50"/>
      <text:p text:style-name="P50"><text:tab/><text:span text:style-name="T73">Language Lists </text:span><text:span text:style-name="T83">– Iso639 language lists can be downloaded and to get the 3 or 4 letter <text:s/><text:tab/><text:tab/>acronym for the language used. <text:s/>If English (ENG) then primary word lists will be <text:tab/><text:tab/>generated as well as a backfont requiring a kmn file and a dictionary. <text:s/>If other <text:tab/><text:tab/>than English then either a kmn file or a dictionary file is required to generate the <text:tab/><text:tab/>backfont.</text:span></text:p>
      <text:p text:style-name="P57"/>
      <text:p text:style-name="P60"><text:span text:style-name="T21"><text:tab/></text:span><text:span text:style-name="T50">config.</text:span><text:span text:style-name="T47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8"/>
      <text:p text:style-name="P44"><text:span text:style-name="T38"><text:tab/></text:span><text:span text:style-name="T47">bf</text:span><text:span text:style-name="T45">Config.py</text:span><text:span text:style-name="T40"> – updates and reads the config.</text:span><text:span text:style-name="T41">json</text:span><text:span text:style-name="T40"> file.</text:span></text:p>
      <text:p text:style-name="P46"/>
      <text:p text:style-name="P59"><text:span text:style-name="T8"><text:tab/></text:span><text:span text:style-name="T51">util.py</text:span><text:span text:style-name="T5"> – </text:span><text:span text:style-name="T10">c</text:span><text:span text:style-name="T19">ontains some common functions used in all the code</text:span></text:p>
      <text:p text:style-name="P54"/>
      <text:p text:style-name="P54"><text:tab/><text:span text:style-name="T70">bf</text:span><text:span text:style-name="T72">L</text:span><text:span text:style-name="T70">og.py</text:span> – sets up the logging.</text:p>
      <text:p text:style-name="P54"><text:tab/><text:tab/>Filename.log – contains logging at the INFO level. <text:s/><text:span text:style-name="T78">It can be modified</text:span></text:p>
      <text:p text:style-name="P54"><text:tab/><text:tab/><text:span text:style-name="T78">to other levels of logging</text:span></text:p>
      <text:p text:style-name="P54"/>
      <text:p text:style-name="P61"><text:span text:style-name="T21"><text:tab/></text:span><text:span text:style-name="T50">array2xlsx.</text:span><text:span text:style-name="T53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<text:tab/><text:tab/><text:tab/>spreadsheet <text:tab/></text:span><text:span text:style-name="T25">columns</text:span><text:span text:style-name="T14"> formats to make into a pdf </text:span><text:span text:style-name="T21"><text:tab/></text:span></text:p>
      <text:p text:style-name="P48"/>
      <text:p text:style-name="P44"><text:span text:style-name="T38"><text:tab/></text:span><text:span text:style-name="T43">The following files are the work files.</text:span><text:span text:style-name="T39"> <text:s/></text:span></text:p>
      <text:p text:style-name="P60"><text:span text:style-name="T7"><text:tab/><text:tab/>The </text:span><text:span text:style-name="T59">doeng.ba</text:span><text:span text:style-name="T31">t and </text:span><text:span text:style-name="T59">dolang.bat</text:span><text:span text:style-name="T7"> file</text:span><text:span text:style-name="T31">s</text:span><text:span text:style-name="T7"> show how the commands are executed.</text:span></text:p>
      <text:p text:style-name="P49"/>
      <text:p text:style-name="P14"><text:span text:style-name="T47">sfd2csv</text:span><text:span text:style-name="T51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43">pw</text:span><text:span text:style-name="T44">%</text:span><text:span text:style-name="T43">ver%_%</text:span><text:span text:style-name="T48">alias%</text:span><text:span text:style-name="T43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7"/>
      <text:p text:style-name="P17"><text:span text:style-name="T52">kmn2csv</text:span><text:span text:style-name="T51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44">%</text:span><text:span text:style-name="T43">ver<text:tab/>%_%</text:span><text:span text:style-name="T48">alias%</text:span><text:span text:style-name="T43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8"/>
      <text:p text:style-name="P18"><text:span text:style-name="T55">alternative.py</text:span><text:span text:style-name="T5"> – </text:span><text:span text:style-name="T6">This s</text:span><text:span text:style-name="T7">cript</text:span><text:span text:style-name="T6"> takes the </text:span><text:span text:style-name="T26">kmncsv file and the pwcsv </text:span><text:span text:style-name="T6"><text:s/>file and generates <text:s/></text:span></text:p>
      <text:p text:style-name="P18"><text:span text:style-name="T6"><text:tab/></text:span><text:span text:style-name="T55">alt</text:span><text:span text:style-name="T26">%</text:span><text:span text:style-name="T43">ver%_%</text:span><text:span text:style-name="T48">alias%</text:span><text:span text:style-name="T43">.csv</text:span><text:span text:style-name="T7"> </text:span><text:span text:style-name="T6"><text:s/>file </text:span><text:span text:style-name="T11">which contains </text:span><text:span text:style-name="T34">t</text:span><text:span text:style-name="T11">he complete dictionary</text:span><text:span text:style-name="T6">.</text:span></text:p>
      <text:p text:style-name="P28"/>
      <text:p text:style-name="P40"><text:span text:style-name="T55">n</text:span><text:span text:style-name="T7">l</text:span><text:span text:style-name="T44">angpri.py</text:span><text:span text:style-name="T6"> – </text:span><text:span text:style-name="T7">T</text:span><text:span text:style-name="T8">his script takes </text:span><text:span text:style-name="T45">pw%ver%_%</text:span><text:span text:style-name="T48">alias%</text:span><text:span text:style-name="T45">.csv</text:span><text:span text:style-name="T8"> and the</text:span><text:span text:style-name="T45"> “language.csv”</text:span><text:span text:style-name="T8"> file <text:tab/><text:tab/>to generate</text:span><text:span text:style-name="T45">lpw%ver%_%alias%.csv</text:span><text:span text:style-name="T8">.</text:span></text:p>
      <text:p text:style-name="P30"/>
      <text:p text:style-name="P35">csv2kmn.py<text:span text:style-name="T68"> – This scripts takes the language primary words file and creates a kmn <text:tab/>file. <text:s/>This will work on any sun dictionary file to create a kmn file.</text:span></text:p>
      <text:p text:style-name="P33"/>
      <text:p text:style-name="P15"><text:span text:style-name="T51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5"/>
      <text:p text:style-name="P12"><text:span text:style-name="T35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4"/>
      <text:p text:style-name="P68"><text:soft-page-break/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69">On windows right clicking on the file should give an option to install it.</text:p>
      <text:p text:style-name="P63"/>
      <text:p text:style-name="P24">The following scripts generate documents and spreadsheets for the version of SUN</text:p>
      <text:p text:style-name="P26"/>
      <text:p text:style-name="P14"><text:span text:style-name="T51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6"/>
      <text:p text:style-name="P26"/>
      <text:p text:style-name="P14"><text:span text:style-name="T47">compact</text:span><text:span text:style-name="T51">4x16.py</text:span><text:span text:style-name="T5"> – </text:span><text:span text:style-name="T10">This generates </text:span><text:span text:style-name="T46">compact%ver%_%lang%.o</text:span><text:span text:style-name="T47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6"/>
      <text:p text:style-name="P31"><text:span text:style-name="T71">b</text:span><text:span text:style-name="T70">fZip.py</text:span> – Packages the distribution files <text:s/>into a zip file.</text:p>
      <text:p text:style-name="P31"/>
      <text:p text:style-name="P19"><text:span text:style-name="T54">bf</text:span><text:span text:style-name="T57">setup</text:span><text:span text:style-name="T58">.py</text:span><text:span text:style-name="T28"> – This is a dialog for easily setting up the </text:span><text:span text:style-name="T58">doEnv.bat</text:span><text:span text:style-name="T28"> file for use by the <text:tab/></text:span><text:span text:style-name="T58">do</text:span><text:span text:style-name="T57">eng</text:span><text:span text:style-name="T58">.bat</text:span><text:span text:style-name="T28"> </text:span><text:span text:style-name="T32">and </text:span><text:span text:style-name="T60">dolang.bat </text:span><text:span text:style-name="T28">file</text:span><text:span text:style-name="T32">s</text:span><text:span text:style-name="T28">. <text:s/></text:span><text:span text:style-name="T30">This </text:span><text:span text:style-name="T29">will run any or all the scripts.</text:span></text:p>
      <text:p text:style-name="P32"/>
      <text:p text:style-name="P41"><text:span text:style-name="T70">bfmain.py</text:span> – This can replace the <text:span text:style-name="T70">doall.bat</text:span> file for manual running. <text:s/>It makes <text:tab/>debugging and viewing of run results in a friendlier manner than the text files.</text:p>
      <text:p text:style-name="P41"><text:tab/>It will modify the <text:span text:style-name="T70">doEnv.bat</text:span> and <text:span text:style-name="T70">config.json</text:span> files. <text:s/>This is executed by calling <text:tab/><text:span text:style-name="T70">bf.bat</text:span></text:p>
      <text:p text:style-name="P32"/>
      <text:p text:style-name="P36">Diagnostics</text:p>
      <text:p text:style-name="P36"/>
      <text:p text:style-name="P20"><text:span text:style-name="T64">The</text:span><text:span text:style-name="T65">s</text:span><text:span text:style-name="T64">e are diagnostic files generated to show mismatches and missing unicodes and words.</text:span></text:p>
      <text:p text:style-name="P37"/>
      <text:p text:style-name="P72"><text:span text:style-name="T80">name_has_spaces.txt</text:span><text:span text:style-name="T79"> - This file will list words that have spaces and can not be in the list</text:span></text:p>
      <text:p text:style-name="P73"/>
      <text:p text:style-name="P79"><text:span text:style-name="T80">name_not_used.tx</text:span><text:span text:style-name="T79">t -<text:tab/>This is a word in the primary dictionary not in the language dictionary</text:span></text:p>
      <text:p text:style-name="P77"/>
      <text:p text:style-name="P75"><text:span text:style-name="T80">not_in_primary.tx</text:span><text:span text:style-name="T79">t – This is a word in the language dictionary not in the primary dictionary</text:span></text:p>
      <text:p text:style-name="P78"/>
      <text:p text:style-name="P76"><text:span text:style-name="T80">unicode_mismatch </text:span><text:span text:style-name="T81">–</text:span><text:span text:style-name="T79"> This lists words that have different unicodes between the English dictionary vs the language dictionary</text:span></text:p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4-12T15:32:31.871000000</dc:date>
    <meta:editing-duration>PT3H28M37S</meta:editing-duration>
    <meta:editing-cycles>38</meta:editing-cycles>
    <meta:document-statistic meta:table-count="0" meta:image-count="0" meta:object-count="0" meta:page-count="5" meta:paragraph-count="143" meta:word-count="1512" meta:character-count="9721" meta:non-whitespace-character-count="8146"/>
  </office:meta>
</office:document-meta>
</file>